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ftpFileSystemConfigBuilder.getProxyHost( FileSystemOptions o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ftpFileSystemConfigBuilder.getKnownHosts( FileSystemOptions o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ftpFileSystemConfigBuilder.getStrictHostKeyChecking( FileSystemOptions o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ftpFileSystemConfigBuilder.getProxyPort( FileSystemOptions op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ftpFileSystemConfigBuilder.getIdentities( FileSystemOptions o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ftpFileSystemConfigBuilder.setIdentities( FileSystemOptions opts , File [ ] identi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ftpFileSystemConfigBuilder.setProxyPort( FileSystemOptions opts , int proxy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ftpFileSystemConfigBuilder.getUserDirIsRoot( FileSystemOptions o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ftpFileSystemConfigBuilder.getConfig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Type.compareTo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ftpFileSystemConfigBuilder.getCompression( FileSystemOptions o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ftpFileSystemConfigBuilder.setStrictHostKeyChecking( FileSystemOptions opts , String hostKeyCheckin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ftpFileSystemConfigBuilder.setKnownHosts( FileSystemOptions opts , File ssh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Type.ProxyType( final String proxy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ftpFileSystemConfigBuilder.setUserDirIsRoot( FileSystemOptions opts , boolean userDirIsRoo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ftpFileSystemConfigBuilder.getProxyType( FileSystemOptions o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ftpFileSystemConfigBuilder.getTimeout( FileSystemOptions o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ftpFileSystemConfigBuilder.setCompression( FileSystemOptions opts , String com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ftpFileSystemConfigBuilder.getUserInfo( FileSystemOptions o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ftpFileSystemConfigBuilder.setProxyType( FileSystemOptions opts , ProxyType proxy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ftpFileSystemConfigBuilder.setTimeout( FileSystemOptions opts , Integer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ftpFileSystemConfigBuilder.setProxyHost( FileSystemOptions opts , String proxy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ftpFileSystemConfigBuilder.setUserInfo( FileSystemOptions opts , UserInfo 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ftpFileSystemConfigBuilde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Type.equals( Object 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ftpFileSystemConfigBuilder.SftpFileSystemConfig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